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57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THU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có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c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4" office:value-type="string">
            <text:p>Người nộp tiền: 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Lý do thu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c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c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ộp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15:24:56</dc:date>
    <dc:creator>phuoc </dc:creator>
    <meta:editing-duration>PT6H51M4S</meta:editing-duration>
    <meta:editing-cycles>63</meta:editing-cycles>
    <meta:generator>LibreOffice/3.5$Linux_x86 LibreOffice_project/350m1$Build-2</meta:generator>
    <meta:document-statistic meta:table-count="3" meta:cell-count="29" meta:object-count="0"/>
  </office:meta>
</office:document-meta>
</file>